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100">
      <style:table-cell-properties fo:background-color="#89c76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89c765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89c765"/>
    </style:style>
    <style:style style:name="ce46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background-color="#b3ca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00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3cac7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6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b66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a6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0c2cd"/>
    </style:style>
    <style:style style:name="ce26" style:family="table-cell" style:parent-style-name="Default">
      <style:table-cell-properties fo:background-color="#dedce6"/>
    </style:style>
    <style:style style:name="ce27" style:family="table-cell" style:parent-style-name="Default">
      <style:table-cell-properties fo:background-color="#b3cac7"/>
    </style:style>
    <style:style style:name="ce28" style:family="table-cell" style:parent-style-name="Default">
      <style:table-cell-properties fo:background-color="#e8f2a1"/>
    </style:style>
    <style:style style:name="ce29" style:family="table-cell" style:parent-style-name="Default">
      <style:table-cell-properties fo:background-color="#ffa6a6"/>
    </style:style>
    <style:style style:name="ce30" style:family="table-cell" style:parent-style-name="Default">
      <style:table-cell-properties fo:background-color="#ffdbb6"/>
    </style:style>
    <style:style style:name="ce31" style:family="table-cell" style:parent-style-name="Default">
      <style:table-cell-properties fo:background-color="#cccccc"/>
    </style:style>
    <style:style style:name="ce32" style:family="table-cell" style:parent-style-name="Default">
      <style:table-cell-properties fo:background-color="#ffb66c"/>
    </style:style>
    <style:style style:name="ce33" style:family="table-cell" style:parent-style-name="Default">
      <style:table-cell-properties fo:background-color="#ffffa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5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  <table:table-cell table:number-columns-repeated="2"/>
          <table:table-cell table:style-name="ce1" office:value-type="string" calcext:value-type="string">
            <text:p>Histogram Equalization</text:p>
          </table:table-cell>
          <table:table-cell table:style-name="ce1" office:value-type="string" calcext:value-type="string">
            <text:p>Noise Reduction</text:p>
          </table:table-cell>
          <table:table-cell table:style-name="ce1" office:value-type="string" calcext:value-type="string">
            <text:p>Brightness Jitter</text:p>
          </table:table-cell>
          <table:table-cell table:style-name="ce1" office:value-type="string" calcext:value-type="string">
            <text:p>Gamma Correction</text:p>
          </table:table-cell>
          <table:table-cell table:style-name="ce1" office:value-type="string" calcext:value-type="string">
            <text:p>Best Loss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1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1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926252825744" calcext:value-type="float">
            <text:p>1.51926252825744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059632644277" calcext:value-type="float">
            <text:p>1.305963264427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853861213862" calcext:value-type="float">
            <text:p>1.66853861213862</text:p>
          </table:table-cell>
          <table:table-cell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31143558608332" calcext:value-type="float">
            <text:p>1.3114355860833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5826058800838" calcext:value-type="float">
            <text:p>1.45826058800838</text:p>
          </table:table-cell>
          <table:table-cell office:value-type="float" office:value="3" calcext:value-type="float">
            <text:p>3</text:p>
          </table:table-cell>
          <table:table-cell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39371157777398" calcext:value-type="float">
            <text:p>1.3937115777739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7642351591153" calcext:value-type="float">
            <text:p>1.47642351591153</text:p>
          </table:table-cell>
          <table:table-cell office:value-type="float" office:value="4" calcext:value-type="float">
            <text:p>4</text:p>
          </table:table-cell>
          <table:table-cell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39489259470674" calcext:value-type="float">
            <text:p>1.3948925947067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998043735957" calcext:value-type="float">
            <text:p>1.5998043735957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41368113469937" calcext:value-type="float">
            <text:p>1.4136811346993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645346965844" calcext:value-type="float">
            <text:p>1.56645346965844</text:p>
          </table:table-cell>
          <table:table-cell office:value-type="float" office:value="6" calcext:value-type="float">
            <text:p>6</text:p>
          </table:table-cell>
          <table:table-cell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3283133997476" calcext:value-type="float">
            <text:p>1.4328313399747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353520653816" calcext:value-type="float">
            <text:p>1.4635352065381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5826058800838" calcext:value-type="float">
            <text:p>1.4582605880083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1243538985389" calcext:value-type="float">
            <text:p>1.51243538985389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353520653816" calcext:value-type="float">
            <text:p>1.4635352065381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971336742702" calcext:value-type="float">
            <text:p>1.50971336742702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7642351591153" calcext:value-type="float">
            <text:p>1.4764235159115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46334136927" calcext:value-type="float">
            <text:p>1.56846334136927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48253216779134" calcext:value-type="float">
            <text:p>1.4825321677913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39489259470674" calcext:value-type="float">
            <text:p>1.3948925947067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076247528201" calcext:value-type="float">
            <text:p>1.507624752820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1818823894659" calcext:value-type="float">
            <text:p>1.5181882389465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0852613539146" calcext:value-type="float">
            <text:p>1.50852613539146</text:p>
          </table:table-cell>
        </table:table-row>
        <table:table-row table:style-name="ro2">
          <table:table-cell table:style-name="ce37" office:value-type="string" calcext:value-type="string">
            <text:p>False</text:p>
          </table:table-cell>
          <table:table-cell table:style-name="ce40" office:value-type="string" calcext:value-type="string">
            <text:p>None</text:p>
          </table:table-cell>
          <table:table-cell table:number-columns-repeated="2" table:style-name="ce37" office:value-type="string" calcext:value-type="string">
            <text:p>True</text:p>
          </table:table-cell>
          <table:table-cell table:style-name="ce42" office:value-type="float" office:value="1.31143558608332" calcext:value-type="float">
            <text:p>1.31143558608332</text:p>
          </table:table-cell>
          <table:table-cell table:style-name="ce42" office:value-type="float" office:value="13" calcext:value-type="float">
            <text:p>1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971336742702" calcext:value-type="float">
            <text:p>1.50971336742702</text:p>
          </table:table-cell>
        </table:table-row>
        <table:table-row table:style-name="ro2">
          <table:table-cell table:style-name="ce37" office:value-type="string" calcext:value-type="string">
            <text:p>False</text:p>
          </table:table-cell>
          <table:table-cell table:style-name="ce40" office:value-type="string" calcext:value-type="string">
            <text:p>None</text:p>
          </table:table-cell>
          <table:table-cell table:style-name="ce37" office:value-type="string" calcext:value-type="string">
            <text:p>True</text:p>
          </table:table-cell>
          <table:table-cell table:style-name="ce37" office:value-type="string" calcext:value-type="string">
            <text:p>False</text:p>
          </table:table-cell>
          <table:table-cell table:style-name="ce42" office:value-type="float" office:value="1.3059632644277" calcext:value-type="float">
            <text:p>1.3059632644277</text:p>
          </table:table-cell>
          <table:table-cell table:style-name="ce42" office:value-type="float" office:value="14" calcext:value-type="float">
            <text:p>1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1243538985389" calcext:value-type="float">
            <text:p>1.51243538985389</text:p>
          </table:table-cell>
        </table:table-row>
        <table:table-row table:style-name="ro2">
          <table:table-cell table:style-name="ce37" office:value-type="string" calcext:value-type="string">
            <text:p>False</text:p>
          </table:table-cell>
          <table:table-cell table:style-name="ce40" office:value-type="string" calcext:value-type="string">
            <text:p>None</text:p>
          </table:table-cell>
          <table:table-cell table:style-name="ce37" office:value-type="string" calcext:value-type="string">
            <text:p>False</text:p>
          </table:table-cell>
          <table:table-cell table:style-name="ce37" office:value-type="string" calcext:value-type="string">
            <text:p>True</text:p>
          </table:table-cell>
          <table:table-cell table:style-name="ce42" office:value-type="float" office:value="1.41368113469937" calcext:value-type="float">
            <text:p>1.41368113469937</text:p>
          </table:table-cell>
          <table:table-cell table:style-name="ce42" office:value-type="float" office:value="15" calcext:value-type="float">
            <text:p>15</text:p>
          </table:table-cell>
          <table:table-cell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51697500688232" calcext:value-type="float">
            <text:p>1.51697500688232</text:p>
          </table:table-cell>
        </table:table-row>
        <table:table-row table:style-name="ro2">
          <table:table-cell table:style-name="ce37" office:value-type="string" calcext:value-type="string">
            <text:p>False</text:p>
          </table:table-cell>
          <table:table-cell table:style-name="ce40" office:value-type="string" calcext:value-type="string">
            <text:p>None</text:p>
          </table:table-cell>
          <table:table-cell table:number-columns-repeated="2" table:style-name="ce37" office:value-type="string" calcext:value-type="string">
            <text:p>False</text:p>
          </table:table-cell>
          <table:table-cell table:style-name="ce42" office:value-type="float" office:value="1.52907256648486" calcext:value-type="float">
            <text:p>1.52907256648486</text:p>
          </table:table-cell>
          <table:table-cell table:style-name="ce42" office:value-type="float" office:value="16" calcext:value-type="float">
            <text:p>16</text:p>
          </table:table-cell>
          <table:table-cell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51818823894659" calcext:value-type="float">
            <text:p>1.5181882389465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697500688232" calcext:value-type="float">
            <text:p>1.51697500688232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926252825744" calcext:value-type="float">
            <text:p>1.5192625282574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076247528201" calcext:value-type="float">
            <text:p>1.507624752820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52907256648486" calcext:value-type="float">
            <text:p>1.52907256648486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8084173579007" calcext:value-type="float">
            <text:p>1.58084173579007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5986712122155" calcext:value-type="float">
            <text:p>1.5598671212215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0852613539146" calcext:value-type="float">
            <text:p>1.5085261353914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645346965844" calcext:value-type="float">
            <text:p>1.5664534696584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9371157777398" calcext:value-type="float">
            <text:p>1.3937115777739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46334136927" calcext:value-type="float">
            <text:p>1.56846334136927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5986712122155" calcext:value-type="float">
            <text:p>1.55986712122155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8084173579007" calcext:value-type="float">
            <text:p>1.58084173579007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3283133997476" calcext:value-type="float">
            <text:p>1.4328313399747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998043735957" calcext:value-type="float">
            <text:p>1.5998043735957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table:style-name="ce46" office:value-type="float" office:value="1.48253216779134" calcext:value-type="float">
            <text:p>1.48253216779134</text:p>
          </table:table-cell>
          <table:table-cell table:style-name="ce46" office:value-type="float" office:value="24" calcext:value-type="float">
            <text:p>24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853861213862" calcext:value-type="float">
            <text:p>1.66853861213862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2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2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048879063642" calcext:value-type="float">
            <text:p>1.50048879063642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28345518296078" calcext:value-type="float">
            <text:p>1.2834551829607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77873788748" calcext:value-type="float">
            <text:p>1.56877873788748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5816820380058" calcext:value-type="float">
            <text:p>1.3581682038005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26782253462" calcext:value-type="float">
            <text:p>1.4626782253462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36877871573994" calcext:value-type="float">
            <text:p>1.3687787157399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9729563685323" calcext:value-type="float">
            <text:p>1.49729563685323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40582106456544" calcext:value-type="float">
            <text:p>1.4058210645654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5667210475073" calcext:value-type="float">
            <text:p>1.6566721047507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230374512626" calcext:value-type="float">
            <text:p>1.4323037451262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522977050467" calcext:value-type="float">
            <text:p>1.66522977050467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561674542076" calcext:value-type="float">
            <text:p>1.4556167454207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7180397624649" calcext:value-type="float">
            <text:p>1.4718039762464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626782253462" calcext:value-type="float">
            <text:p>1.462678225346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75733709887429" calcext:value-type="float">
            <text:p>1.757337098874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7180397624649" calcext:value-type="float">
            <text:p>1.47180397624649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3668522549892" calcext:value-type="float">
            <text:p>1.536685225498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49729563685323" calcext:value-type="float">
            <text:p>1.4972956368532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1764072199194" calcext:value-type="float">
            <text:p>1.617640721991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0048879063642" calcext:value-type="float">
            <text:p>1.5004887906364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3495123768125" calcext:value-type="float">
            <text:p>1.53495123768125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51198253607407" calcext:value-type="float">
            <text:p>1.5119825360740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62101909043" calcext:value-type="float">
            <text:p>1.562101909043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5184432818596" calcext:value-type="float">
            <text:p>1.5184432818596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28345518296078" calcext:value-type="float">
            <text:p>1.28345518296078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53495123768125" calcext:value-type="float">
            <text:p>1.5349512376812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5816820380058" calcext:value-type="float">
            <text:p>1.35816820380058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549377950613" calcext:value-type="float">
            <text:p>1.53549377950613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0582106456544" calcext:value-type="float">
            <text:p>1.4058210645654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3668522549892" calcext:value-type="float">
            <text:p>1.53668522549892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5184432818596" calcext:value-type="float">
            <text:p>1.5184432818596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54672491749029" calcext:value-type="float">
            <text:p>1.5467249174902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1198253607407" calcext:value-type="float">
            <text:p>1.51198253607407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562101909043" calcext:value-type="float">
            <text:p>1.56210190904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066691482243" calcext:value-type="float">
            <text:p>1.6606669148224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6877873788748" calcext:value-type="float">
            <text:p>1.56877873788748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230374512626" calcext:value-type="float">
            <text:p>1.4323037451262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0643677643201" calcext:value-type="float">
            <text:p>1.6064367764320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549377950613" calcext:value-type="float">
            <text:p>1.5354937795061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1764072199194" calcext:value-type="float">
            <text:p>1.6176407219919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4672491749029" calcext:value-type="float">
            <text:p>1.546724917490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5667210475073" calcext:value-type="float">
            <text:p>1.6566721047507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0643677643201" calcext:value-type="float">
            <text:p>1.60643677643201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066691482243" calcext:value-type="float">
            <text:p>1.66066691482243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561674542076" calcext:value-type="float">
            <text:p>1.455616745420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66522977050467" calcext:value-type="float">
            <text:p>1.66522977050467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6877871573994" calcext:value-type="float">
            <text:p>1.3687787157399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75733709887429" calcext:value-type="float">
            <text:p>1.75733709887429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3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3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5626764667145" calcext:value-type="float">
            <text:p>1.45626764667145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30783053535425" calcext:value-type="float">
            <text:p>1.3078305353542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9321313468249" calcext:value-type="float">
            <text:p>1.59321313468249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32470909805524" calcext:value-type="float">
            <text:p>1.32470909805524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732953786955" calcext:value-type="float">
            <text:p>1.43732953786955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34583736087195" calcext:value-type="float">
            <text:p>1.3458373608719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35479328285842" calcext:value-type="float">
            <text:p>1.35479328285842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34812426120192" calcext:value-type="float">
            <text:p>1.3481242612019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075923709721" calcext:value-type="float">
            <text:p>1.607592370972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35479328285842" calcext:value-type="float">
            <text:p>1.3547932828584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8742617519135" calcext:value-type="float">
            <text:p>1.58742617519135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5891807584029" calcext:value-type="float">
            <text:p>1.35891807584029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9363668711094" calcext:value-type="float">
            <text:p>1.5936366871109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8266109533211" calcext:value-type="float">
            <text:p>1.3826610953321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746187025893" calcext:value-type="float">
            <text:p>1.5746187025893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9493724802103" calcext:value-type="float">
            <text:p>1.3949372480210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8958683341946" calcext:value-type="float">
            <text:p>1.4895868334194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085702953133" calcext:value-type="float">
            <text:p>1.4108570295313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085702953133" calcext:value-type="float">
            <text:p>1.41085702953133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42171404346225" calcext:value-type="float">
            <text:p>1.4217140434622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5644923219051" calcext:value-type="float">
            <text:p>1.55644923219051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43492812127462" calcext:value-type="float">
            <text:p>1.43492812127462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8437782953392" calcext:value-type="float">
            <text:p>1.584377829533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732953786955" calcext:value-type="float">
            <text:p>1.4373295378695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2171404346225" calcext:value-type="float">
            <text:p>1.42171404346225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5626764667145" calcext:value-type="float">
            <text:p>1.4562676466714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5891807584029" calcext:value-type="float">
            <text:p>1.3589180758402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8958683341946" calcext:value-type="float">
            <text:p>1.48958683341946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4583736087195" calcext:value-type="float">
            <text:p>1.3458373608719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1757786766249" calcext:value-type="float">
            <text:p>1.5175778676624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0783053535425" calcext:value-type="float">
            <text:p>1.30783053535425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55644923219051" calcext:value-type="float">
            <text:p>1.5564492321905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4812426120192" calcext:value-type="float">
            <text:p>1.3481242612019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746187025893" calcext:value-type="float">
            <text:p>1.574618702589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1757786766249" calcext:value-type="float">
            <text:p>1.51757786766249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58437782953392" calcext:value-type="float">
            <text:p>1.5843778295339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1030448299616" calcext:value-type="float">
            <text:p>1.6103044829961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8742617519135" calcext:value-type="float">
            <text:p>1.5874261751913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61590782265686" calcext:value-type="float">
            <text:p>1.6159078226568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9321313468249" calcext:value-type="float">
            <text:p>1.5932131346824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3492812127462" calcext:value-type="float">
            <text:p>1.4349281212746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9363668711094" calcext:value-type="float">
            <text:p>1.5936366871109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8266109533211" calcext:value-type="float">
            <text:p>1.38266109533211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6075923709721" calcext:value-type="float">
            <text:p>1.6075923709721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9493724802103" calcext:value-type="float">
            <text:p>1.39493724802103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1030448299616" calcext:value-type="float">
            <text:p>1.61030448299616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2470909805524" calcext:value-type="float">
            <text:p>1.32470909805524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61590782265686" calcext:value-type="float">
            <text:p>1.61590782265686</text:p>
          </table:table-cell>
        </table:table-row>
        <table:table-row table:style-name="ro2">
          <table:table-cell table:style-name="ce2" office:value-type="string" calcext:value-type="string" table:number-columns-spanned="5" table:number-rows-spanned="1">
            <text:p>PHASE 4</text:p>
          </table:table-cell>
          <table:covered-table-cell table:number-columns-repeated="3" table:style-name="Default"/>
          <table:covered-table-cell/>
          <table:table-cell table:number-columns-repeated="2"/>
          <table:table-cell table:style-name="ce2" office:value-type="string" calcext:value-type="string" table:number-columns-spanned="5" table:number-rows-spanned="1">
            <text:p>PHASE 4</text:p>
          </table:table-cell>
          <table:covered-table-cell table:number-columns-repeated="3" table:style-name="Default"/>
          <table:covered-table-cell/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1490639604257" calcext:value-type="float">
            <text:p>1.41490639604257</text:p>
          </table:table-cell>
          <table:table-cell table:number-columns-repeated="2"/>
          <table:table-cell table:style-name="ce9" office:value-type="string" calcext:value-type="string">
            <text:p>False</text:p>
          </table:table-cell>
          <table:table-cell table:style-name="ce18" office:value-type="string" calcext:value-type="string">
            <text:p>Box Filter</text:p>
          </table:table-cell>
          <table:table-cell table:number-columns-repeated="2" table:style-name="ce9" office:value-type="string" calcext:value-type="string">
            <text:p>True</text:p>
          </table:table-cell>
          <table:table-cell table:style-name="ce27" office:value-type="float" office:value="1.27231421465246" calcext:value-type="float">
            <text:p>1.2723142146524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526352881915" calcext:value-type="float">
            <text:p>1.41526352881915</text:p>
          </table:table-cell>
          <table:table-cell table:number-columns-repeated="2"/>
          <table:table-cell table:style-name="ce14" office:value-type="string" calcext:value-type="string">
            <text:p>True</text:p>
          </table:table-cell>
          <table:table-cell table:style-name="ce23" office:value-type="string" calcext:value-type="string">
            <text:p>Box Filter</text:p>
          </table:table-cell>
          <table:table-cell table:number-columns-repeated="2" table:style-name="ce14" office:value-type="string" calcext:value-type="string">
            <text:p>False</text:p>
          </table:table-cell>
          <table:table-cell table:style-name="ce32" office:value-type="float" office:value="1.30483072372281" calcext:value-type="float">
            <text:p>1.30483072372281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9721135968022" calcext:value-type="float">
            <text:p>1.49721135968022</text:p>
          </table:table-cell>
          <table:table-cell table:number-columns-repeated="2"/>
          <table:table-cell table:style-name="ce8" office:value-type="string" calcext:value-type="string">
            <text:p>False</text:p>
          </table:table-cell>
          <table:table-cell table:style-name="ce17" office:value-type="string" calcext:value-type="string">
            <text:p>None</text:p>
          </table:table-cell>
          <table:table-cell table:number-columns-repeated="2" table:style-name="ce8" office:value-type="string" calcext:value-type="string">
            <text:p>True</text:p>
          </table:table-cell>
          <table:table-cell table:style-name="ce26" office:value-type="float" office:value="1.3139832931516" calcext:value-type="float">
            <text:p>1.313983293151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446495084799" calcext:value-type="float">
            <text:p>1.5446495084799</text:p>
          </table:table-cell>
          <table:table-cell table:number-columns-repeated="2"/>
          <table:table-cell table:style-name="ce11" office:value-type="string" calcext:value-type="string">
            <text:p>False</text:p>
          </table:table-cell>
          <table:table-cell table:style-name="ce20" office:value-type="string" calcext:value-type="string">
            <text:p>None</text:p>
          </table:table-cell>
          <table:table-cell table:style-name="ce11" office:value-type="string" calcext:value-type="string">
            <text:p>False</text:p>
          </table:table-cell>
          <table:table-cell table:style-name="ce11" office:value-type="string" calcext:value-type="string">
            <text:p>True</text:p>
          </table:table-cell>
          <table:table-cell table:style-name="ce29" office:value-type="float" office:value="1.3555113423455" calcext:value-type="float">
            <text:p>1.355511342345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2709185446875" calcext:value-type="float">
            <text:p>1.52709185446875</text:p>
          </table:table-cell>
          <table:table-cell table:number-columns-repeated="2"/>
          <table:table-cell table:style-name="ce15" office:value-type="string" calcext:value-type="string">
            <text:p>False</text:p>
          </table:table-cell>
          <table:table-cell table:style-name="ce24" office:value-type="string" calcext:value-type="string">
            <text:p>None</text:p>
          </table:table-cell>
          <table:table-cell table:number-columns-repeated="2" table:style-name="ce15" office:value-type="string" calcext:value-type="string">
            <text:p>False</text:p>
          </table:table-cell>
          <table:table-cell table:style-name="ce33" office:value-type="float" office:value="1.35639885572937" calcext:value-type="float">
            <text:p>1.3563988557293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327937464671" calcext:value-type="float">
            <text:p>1.5327937464671</text:p>
          </table:table-cell>
          <table:table-cell table:number-columns-repeated="2"/>
          <table:table-cell table:style-name="ce7" office:value-type="string" calcext:value-type="string">
            <text:p>False</text:p>
          </table:table-cell>
          <table:table-cell table:style-name="ce16" office:value-type="string" calcext:value-type="string">
            <text:p>None</text:p>
          </table:table-cell>
          <table:table-cell table:style-name="ce7" office:value-type="string" calcext:value-type="string">
            <text:p>True</text:p>
          </table:table-cell>
          <table:table-cell table:style-name="ce7" office:value-type="string" calcext:value-type="string">
            <text:p>False</text:p>
          </table:table-cell>
          <table:table-cell table:style-name="ce25" office:value-type="float" office:value="1.39232750500077" calcext:value-type="float">
            <text:p>1.3923275050007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8420480405549" calcext:value-type="float">
            <text:p>1.6842048040554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9403830286818" calcext:value-type="float">
            <text:p>1.39403830286818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6807459151254" calcext:value-type="float">
            <text:p>1.56807459151254</text:p>
          </table:table-cell>
          <table:table-cell table:number-columns-repeated="2"/>
          <table:table-cell table:style-name="ce13" office:value-type="string" calcext:value-type="string">
            <text:p>False</text:p>
          </table:table-cell>
          <table:table-cell table:style-name="ce22" office:value-type="string" calcext:value-type="string">
            <text:p>Gaussian</text:p>
          </table:table-cell>
          <table:table-cell table:number-columns-repeated="2" table:style-name="ce13" office:value-type="string" calcext:value-type="string">
            <text:p>True</text:p>
          </table:table-cell>
          <table:table-cell table:style-name="ce31" office:value-type="float" office:value="1.40092117486683" calcext:value-type="float">
            <text:p>1.40092117486683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7161904648676" calcext:value-type="float">
            <text:p>1.47161904648676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1490639604257" calcext:value-type="float">
            <text:p>1.41490639604257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9836916259534" calcext:value-type="float">
            <text:p>1.49836916259534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1526352881915" calcext:value-type="float">
            <text:p>1.41526352881915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3024072999476" calcext:value-type="float">
            <text:p>1.43024072999476</text:p>
          </table:table-cell>
          <table:table-cell table:number-columns-repeated="2"/>
          <table:table-cell table:style-name="ce10" office:value-type="string" calcext:value-type="string">
            <text:p>True</text:p>
          </table:table-cell>
          <table:table-cell table:style-name="ce19" office:value-type="string" calcext:value-type="string">
            <text:p>Box Filter</text:p>
          </table:table-cell>
          <table:table-cell table:style-name="ce10" office:value-type="string" calcext:value-type="string">
            <text:p>False</text:p>
          </table:table-cell>
          <table:table-cell table:style-name="ce10" office:value-type="string" calcext:value-type="string">
            <text:p>True</text:p>
          </table:table-cell>
          <table:table-cell table:style-name="ce28" office:value-type="float" office:value="1.43024072999476" calcext:value-type="float">
            <text:p>1.43024072999476</text:p>
          </table:table-cell>
        </table:table-row>
        <table:table-row table:style-name="ro2"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30483072372281" calcext:value-type="float">
            <text:p>1.30483072372281</text:p>
          </table:table-cell>
          <table:table-cell table:number-columns-repeated="2"/>
          <table:table-cell table:style-name="ce12" office:value-type="string" calcext:value-type="string">
            <text:p>False</text:p>
          </table:table-cell>
          <table:table-cell table:style-name="ce21" office:value-type="string" calcext:value-type="string">
            <text:p>Box Filter</text:p>
          </table:table-cell>
          <table:table-cell table:number-columns-repeated="2" table:style-name="ce12" office:value-type="string" calcext:value-type="string">
            <text:p>False</text:p>
          </table:table-cell>
          <table:table-cell table:style-name="ce30" office:value-type="float" office:value="1.45829081028252" calcext:value-type="float">
            <text:p>1.4582908102825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3139832931516" calcext:value-type="float">
            <text:p>1.3139832931516</text:p>
          </table:table-cell>
          <table:table-cell table:number-columns-repeated="2"/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910157719283" calcext:value-type="float">
            <text:p>1.45910157719283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9232750500077" calcext:value-type="float">
            <text:p>1.3923275050007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7161904648676" calcext:value-type="float">
            <text:p>1.47161904648676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3555113423455" calcext:value-type="float">
            <text:p>1.3555113423455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851465684809" calcext:value-type="float">
            <text:p>1.485146568480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None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35639885572937" calcext:value-type="float">
            <text:p>1.35639885572937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49721135968022" calcext:value-type="float">
            <text:p>1.49721135968022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40092117486683" calcext:value-type="float">
            <text:p>1.400921174866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9836916259534" calcext:value-type="float">
            <text:p>1.49836916259534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4851465684809" calcext:value-type="float">
            <text:p>1.4851465684809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52709185446875" calcext:value-type="float">
            <text:p>1.52709185446875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2887192633679" calcext:value-type="float">
            <text:p>1.52887192633679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52887192633679" calcext:value-type="float">
            <text:p>1.52887192633679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735080520218" calcext:value-type="float">
            <text:p>1.537350805202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5327937464671" calcext:value-type="float">
            <text:p>1.5327937464671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.27231421465246" calcext:value-type="float">
            <text:p>1.27231421465246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3735080520218" calcext:value-type="float">
            <text:p>1.53735080520218</text:p>
          </table:table-cell>
        </table:table-row>
        <table:table-row table:style-name="ro2">
          <table:table-cell office:value-type="string" calcext:value-type="string">
            <text:p>False</text:p>
          </table:table-cell>
          <table:table-cell office:value-type="string" calcext:value-type="string">
            <text:p>Box Filt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.39403830286818" calcext:value-type="float">
            <text:p>1.39403830286818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Non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446495084799" calcext:value-type="float">
            <text:p>1.5446495084799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style-name="ce4" office:value-type="string" calcext:value-type="string">
            <text:p>False</text:p>
          </table:table-cell>
          <table:table-cell table:style-name="ce4" office:value-type="string" calcext:value-type="string">
            <text:p>True</text:p>
          </table:table-cell>
          <table:table-cell office:value-type="float" office:value="1.45910157719283" calcext:value-type="float">
            <text:p>1.45910157719283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.56807459151254" calcext:value-type="float">
            <text:p>1.56807459151254</text:p>
          </table:table-cell>
        </table:table-row>
        <table:table-row table:style-name="ro2">
          <table:table-cell table:style-name="ce4" office:value-type="string" calcext:value-type="string">
            <text:p>False</text:p>
          </table:table-cell>
          <table:table-cell table:style-name="ce6" office:value-type="string" calcext:value-type="string">
            <text:p>Box Filter</text:p>
          </table:table-cell>
          <table:table-cell table:number-columns-repeated="2" table:style-name="ce4" office:value-type="string" calcext:value-type="string">
            <text:p>False</text:p>
          </table:table-cell>
          <table:table-cell office:value-type="float" office:value="1.45829081028252" calcext:value-type="float">
            <text:p>1.45829081028252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.68420480405549" calcext:value-type="float">
            <text:p>1.68420480405549</text:p>
          </table:table-cell>
        </table:table-row>
      </table:table>
      <table:named-expressions/>
      <table:database-ranges>
        <table:database-range table:name="__Anonymous_Sheet_DB__0" table:target-range-address="Sheet1.H78:Sheet1.L101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1:05:00.605759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03:17:54.913058657</meta:creation-date>
    <meta:generator>LibreOffice/6.4.6.2$Linux_X86_64 LibreOffice_project/40$Build-2</meta:generator>
    <dc:date>2021-04-22T12:01:11.568445320</dc:date>
    <meta:editing-duration>PT52M27S</meta:editing-duration>
    <meta:editing-cycles>4</meta:editing-cycles>
    <meta:document-statistic meta:table-count="1" meta:cell-count="1002" meta:object-count="0"/>
  </office:meta>
</office:document-meta>
</file>